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table:style-name="ce10"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table:style-name="ce10"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table:style-name="ce10"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table:style-name="ce10"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table:style-name="ce10"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table:style-name="ce10"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table:style-name="ce10"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table:style-name="ce10"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table:style-name="ce10"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/00/00</text:date>, <text:time style:data-style-name="N2" text:time-value="11:46:22.198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6T13:54:41.173183145</dc:date>
    <meta:editing-duration>PT6H14M9S</meta:editing-duration>
    <meta:editing-cycles>18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